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2.41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6.72mm"/>
    </style:style>
    <style:style style:name="co4" style:family="table-column">
      <style:table-column-properties fo:break-before="auto" style:column-width="62.64mm"/>
    </style:style>
    <style:style style:name="co5" style:family="table-column">
      <style:table-column-properties fo:break-before="auto" style:column-width="37.61mm"/>
    </style:style>
    <style:style style:name="co6" style:family="table-column">
      <style:table-column-properties fo:break-before="auto" style:column-width="38.52mm"/>
    </style:style>
    <style:style style:name="co7" style:family="table-column">
      <style:table-column-properties fo:break-before="auto" style:column-width="30.8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54.27mm"/>
    </style:style>
    <style:style style:name="co11" style:family="table-column">
      <style:table-column-properties fo:break-before="auto" style:column-width="53.48mm"/>
    </style:style>
    <style:style style:name="co12" style:family="table-column">
      <style:table-column-properties fo:break-before="auto" style:column-width="37.6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ackground-color="#fff2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</style:style>
  </office:automatic-styles>
  <office:body>
    <office:spreadsheet>
      <table:calculation-settings table:case-sensitive="false" table:search-criteria-must-apply-to-whole-cell="false"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schbecken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Duschbecken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Duschvorhang</text:p>
          </table:table-cell>
          <table:table-cell office:value-type="string" calcext:value-type="string">
            <text:p>Toilettenschüssel</text:p>
          </table:table-cell>
          <table:table-cell office:value-type="string" calcext:value-type="string">
            <text:p>Schrank</text:p>
          </table:table-cell>
          <table:table-cell office:value-type="string" calcext:value-type="string">
            <text:p>Fussmatte</text:p>
          </table:table-cell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Toilette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Badwann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Fön</text:p>
          </table:table-cell>
        </table:table-row>
        <table:table-row table:style-name="ro1">
          <table:table-cell office:value-type="string" calcext:value-type="string">
            <text:p>Dusche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arshampoo</text:p>
          </table:table-cell>
          <table:table-cell office:value-type="string" calcext:value-type="string">
            <text:p>Bürst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Medikamente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Wasserhahn</text:p>
          </table:table-cell>
          <table:table-cell office:value-type="string" calcext:value-type="string">
            <text:p>Spülung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Mülleimer</text:p>
          </table:table-cell>
        </table:table-row>
        <table:table-row table:style-name="ro1">
          <table:table-cell office:value-type="string" calcext:value-type="string">
            <text:p>Zahnbürste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Zahnputzzeug</text:p>
          </table:table-cell>
          <table:table-cell office:value-type="string" calcext:value-type="string">
            <text:p>Hygieneartikel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Toilettenpapier</text:p>
          </table:table-cell>
        </table:table-row>
        <table:table-row table:style-name="ro1">
          <table:table-cell office:value-type="string" calcext:value-type="string">
            <text:p>Seif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Toilette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pflege Utensilien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Haarbürst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Wäschekorb</text:p>
          </table:table-cell>
          <table:table-cell office:value-type="string" calcext:value-type="string">
            <text:p>Waschmaschine</text:p>
          </table:table-cell>
        </table:table-row>
        <table:table-row table:style-name="ro1">
          <table:table-cell office:value-type="string" calcext:value-type="string">
            <text:p>Waschmaschine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Waschbecken mit Wasserhahn</text:p>
          </table:table-cell>
          <table:table-cell office:value-type="string" calcext:value-type="string">
            <text:p>Seifenspend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Klopapierhalterung</text:p>
          </table:table-cell>
          <table:table-cell office:value-type="string" calcext:value-type="string">
            <text:p>Handtuchhalterung</text:p>
          </table:table-cell>
        </table:table-row>
        <table:table-row table:style-name="ro1">
          <table:table-cell office:value-type="string" calcext:value-type="string">
            <text:p>Spiegel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creme</text:p>
          </table:table-cell>
          <table:table-cell office:value-type="string" calcext:value-type="string">
            <text:p>Duschzeug</text:p>
          </table:table-cell>
          <table:table-cell office:value-type="string" calcext:value-type="string">
            <text:p>Badschrank</text:p>
          </table:table-cell>
        </table:table-row>
        <table:table-row table:style-name="ro1">
          <table:table-cell office:value-type="string" calcext:value-type="string">
            <text:p>Toilettepapie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Creme</text:p>
          </table:table-cell>
        </table:table-row>
        <table:table-row table:style-name="ro1">
          <table:table-cell office:value-type="string" calcext:value-type="string">
            <text:p>Klopapie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Badschrank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Kloburste</text:p>
          </table:table-cell>
          <table:table-cell office:value-type="string" calcext:value-type="string">
            <text:p>Wage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Badewann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Lamp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Ablag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aarbürste</text:p>
          </table:table-cell>
        </table:table-row>
        <table:table-row table:style-name="ro1">
          <table:table-cell office:value-type="string" calcext:value-type="string">
            <text:p>Toilettenpapi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Zahnseide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Bimsstein</text:p>
          </table:table-cell>
        </table:table-row>
        <table:table-row table:style-name="ro1">
          <table:table-cell office:value-type="string" calcext:value-type="string">
            <text:p>Zahnpast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Klobürste</text:p>
          </table:table-cell>
          <table:table-cell office:value-type="string" calcext:value-type="string">
            <text:p>Waschmaschine</text:p>
          </table:table-cell>
          <table:table-cell office:value-type="string" calcext:value-type="string">
            <text:p>Mülleimer</text:p>
          </table:table-cell>
        </table:table-row>
        <table:table-row table:style-name="ro1">
          <table:table-cell office:value-type="string" calcext:value-type="string">
            <text:p>Handtuc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Licht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Tür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ocker/ stuhl</text:p>
          </table:table-cell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Wasserha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kabin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Rasierer</text:p>
          </table:table-cell>
          <table:table-cell office:value-type="string" calcext:value-type="string">
            <text:p>Haargel</text:p>
          </table:table-cell>
          <table:table-cell office:value-type="string" calcext:value-type="string">
            <text:p>Bart Balm</text:p>
          </table:table-cell>
        </table:table-row>
        <table:table-row table:style-name="ro1">
          <table:table-cell office:value-type="string" calcext:value-type="string">
            <text:p>Waschbecken mit Wasserhah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Mülleimer</text:p>
          </table:table-cell>
          <table:table-cell office:value-type="string" calcext:value-type="string">
            <text:p>Waage</text:p>
          </table:table-cell>
        </table:table-row>
        <table:table-row table:style-name="ro1">
          <table:table-cell office:value-type="string" calcext:value-type="string">
            <text:p>Duschkabi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hampoo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Rasierer</text:p>
          </table:table-cell>
          <table:table-cell office:value-type="string" calcext:value-type="string">
            <text:p>Fön</text:p>
          </table:table-cell>
          <table:table-cell office:value-type="string" calcext:value-type="string">
            <text:p>Wattestäbchen</text:p>
          </table:table-cell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Zahnpast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Bürste</text:p>
          </table:table-cell>
          <table:table-cell office:value-type="string" calcext:value-type="string">
            <text:p>Fußmatte</text:p>
          </table:table-cell>
        </table:table-row>
        <table:table-row table:style-name="ro1">
          <table:table-cell office:value-type="string" calcext:value-type="string">
            <text:p>De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Kamm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Becher</text:p>
          </table:table-cell>
          <table:table-cell office:value-type="string" calcext:value-type="string">
            <text:p>Pinzette</text:p>
          </table:table-cell>
        </table:table-row>
        <table:table-row table:style-name="ro1">
          <table:table-cell office:value-type="string" calcext:value-type="string">
            <text:p>Duschbeck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Klopapier</text:p>
          </table:table-cell>
          <table:table-cell office:value-type="string" calcext:value-type="string">
            <text:p>Tampons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Crem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Klobürste</text:p>
          </table:table-cell>
          <table:table-cell office:value-type="string" calcext:value-type="string">
            <text:p>Teppich</text:p>
          </table:table-cell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Spülung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chmaschin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n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Handtücher</text:p>
          </table:table-cell>
          <table:table-cell office:value-type="string" calcext:value-type="string">
            <text:p>Kosmetik</text:p>
          </table:table-cell>
        </table:table-row>
        <table:table-row table:style-name="ro1">
          <table:table-cell office:value-type="string" calcext:value-type="string">
            <text:p>Seifenspend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Badewanne / Dusche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Duschgel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Fliesen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Schrank</text:p>
          </table:table-cell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Duschmittel</text:p>
          </table:table-cell>
          <table:table-cell office:value-type="string" calcext:value-type="string">
            <text:p>Toilettenpapier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Föhn</text:p>
          </table:table-cell>
          <table:table-cell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oilette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Badewanne</text:p>
          </table:table-cell>
          <table:table-cell office:value-type="string" calcext:value-type="string">
            <text:p>Zahnseide</text:p>
          </table:table-cell>
          <table:table-cell office:value-type="string" calcext:value-type="string">
            <text:p>Ohrenstäbchen</text:p>
          </table:table-cell>
        </table:table-row>
        <table:table-row table:style-name="ro1">
          <table:table-cell office:value-type="string" calcext:value-type="string">
            <text:p>Tampon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Deo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Zahnpasta</text:p>
          </table:table-cell>
          <table:table-cell office:value-type="string" calcext:value-type="string">
            <text:p>Körperlotion</text:p>
          </table:table-cell>
          <table:table-cell office:value-type="string" calcext:value-type="string">
            <text:p>Spiegel</text:p>
          </table:table-cell>
          <table:table-cell office:value-type="string" calcext:value-type="string">
            <text:p>Waschlappen</text:p>
          </table:table-cell>
          <table:table-cell office:value-type="string" calcext:value-type="string">
            <text:p>Wasserglas</text:p>
          </table:table-cell>
          <table:table-cell office:value-type="string" calcext:value-type="string">
            <text:p>Rasierer</text:p>
          </table:table-cell>
        </table:table-row>
        <table:table-row table:style-name="ro1">
          <table:table-cell office:value-type="string" calcext:value-type="string">
            <text:p>Badewann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aschbecken</text:p>
          </table:table-cell>
          <table:table-cell office:value-type="string" calcext:value-type="string">
            <text:p>Dusche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Zahnbürste</text:p>
          </table:table-cell>
          <table:table-cell office:value-type="string" calcext:value-type="string">
            <text:p>Handtuch</text:p>
          </table:table-cell>
          <table:table-cell office:value-type="string" calcext:value-type="string">
            <text:p>Seife</text:p>
          </table:table-cell>
          <table:table-cell office:value-type="string" calcext:value-type="string">
            <text:p>Rasierapparat</text:p>
          </table:table-cell>
          <table:table-cell table:number-columns-repeated="3"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Badewanne / Dusche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npflege Utensilien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dschrank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ilettenbürst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ndtücher</text:p>
          </table:table-cell>
          <table:table-cell office:value-type="float" office:value="14" calcext:value-type="float">
            <text:p>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amm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chvorhang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dwann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nputzzeug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öhn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mpoo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em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chgel</text:p>
          </table:table-cell>
          <table:table-cell office:value-type="float" office:value="18" calcext:value-type="float">
            <text:p>1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chmittel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örperlotion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ilettenschüssel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arshampoo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ygieneartikel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arbürst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loburst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nseid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ür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npast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ierapparat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ürst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Zahncreme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ge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lobürste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sierer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iesen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chlappen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ssmatt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äschekorb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lopapierhalterung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uschzeug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ocker/ stuhl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argel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ön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che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eppich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sserglas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ndtuchhalterung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imsstei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rt Balm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ag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attestäbche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ußmatt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nzette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Kosmetik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hrenstäbchen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number-columns-repeated="10"/>
        </table:table-row>
      </table:table>
      <table:table table:name="Sheet2" table:style-name="ta1">
        <table:table-column table:style-name="co8" table:default-cell-style-name="Default"/>
        <table:table-row table:style-name="ro1">
          <table:table-cell office:value-type="string" calcext:value-type="string">
            <text:p>Bad</text:p>
          </table:table-cell>
        </table:table-row>
        <table:table-row table:style-name="ro1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WC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Waschmaschine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Toilettepapier</text:p>
          </table:table-cell>
        </table:table-row>
        <table:table-row table:style-name="ro1">
          <table:table-cell office:value-type="string" calcext:value-type="string">
            <text:p>Klopapier</text:p>
          </table:table-cell>
        </table:table-row>
        <table:table-row table:style-name="ro1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Toilettenpapier</text:p>
          </table:table-cell>
        </table:table-row>
        <table:table-row table:style-name="ro1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Wasserhahn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>
          <table:table-cell office:value-type="string" calcext:value-type="string">
            <text:p>Waschbecken mit Wasserhahn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Duschkabin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Klopapier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>
          <table:table-cell office:value-type="string" calcext:value-type="string">
            <text:p>Fenster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Deo</text:p>
          </table:table-cell>
        </table:table-row>
        <table:table-row table:style-name="ro1" table:visibility="filter">
          <table:table-cell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Duschbeck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Spülung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Seifenspender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>
          <table:table-cell office:value-type="string" calcext:value-type="string">
            <text:p>Lampe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Licht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Toilette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>
          <table:table-cell office:value-type="string" calcext:value-type="string">
            <text:p>Tampons</text:p>
          </table:table-cell>
        </table:table-row>
        <table:table-row table:style-name="ro1">
          <table:table-cell office:value-type="string" calcext:value-type="string">
            <text:p>Badewannen</text:p>
          </table:table-cell>
        </table:table-row>
        <table:table-row table:style-name="ro1">
          <table:table-cell office:value-type="string" calcext:value-type="string">
            <text:p>Badewanne / Dusche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Heizung</text:p>
          </table:table-cell>
        </table:table-row>
        <table:table-row table:style-name="ro1">
          <table:table-cell office:value-type="string" calcext:value-type="string">
            <text:p>Zahnpflege Utensilien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Waschbecken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Badschrank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>
          <table:table-cell office:value-type="string" calcext:value-type="string">
            <text:p>Toilettenbürste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>
          <table:table-cell office:value-type="string" calcext:value-type="string">
            <text:p>Handtücher</text:p>
          </table:table-cell>
        </table:table-row>
        <table:table-row table:style-name="ro1">
          <table:table-cell office:value-type="string" calcext:value-type="string">
            <text:p>Kamm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>
          <table:table-cell office:value-type="string" calcext:value-type="string">
            <text:p>Duschvorhang</text:p>
          </table:table-cell>
        </table:table-row>
        <table:table-row table:style-name="ro1">
          <table:table-cell office:value-type="string" calcext:value-type="string">
            <text:p>Badwanne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Zahnputzzeug</text:p>
          </table:table-cell>
        </table:table-row>
        <table:table-row table:style-name="ro1">
          <table:table-cell office:value-type="string" calcext:value-type="string">
            <text:p>Föhn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>
          <table:table-cell office:value-type="string" calcext:value-type="string">
            <text:p>Shampoo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Fenster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Shampoo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Föhn</text:p>
          </table:table-cell>
        </table:table-row>
        <table:table-row table:style-name="ro1">
          <table:table-cell office:value-type="string" calcext:value-type="string">
            <text:p>Crem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Duschmittel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Körperlotion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>
          <table:table-cell office:value-type="string" calcext:value-type="string">
            <text:p>Toilettenschüssel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Haarshampoo</text:p>
          </table:table-cell>
        </table:table-row>
        <table:table-row table:style-name="ro1" table:visibility="filter">
          <table:table-cell office:value-type="string" calcext:value-type="string">
            <text:p>Dusche</text:p>
          </table:table-cell>
        </table:table-row>
        <table:table-row table:style-name="ro1">
          <table:table-cell office:value-type="string" calcext:value-type="string">
            <text:p>Hygieneartikel</text:p>
          </table:table-cell>
        </table:table-row>
        <table:table-row table:style-name="ro1">
          <table:table-cell office:value-type="string" calcext:value-type="string">
            <text:p>Haarbürste</text:p>
          </table:table-cell>
        </table:table-row>
        <table:table-row table:style-name="ro1" table:visibility="filter">
          <table:table-cell office:value-type="string" calcext:value-type="string">
            <text:p>Heizung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Kloburste</text:p>
          </table:table-cell>
        </table:table-row>
        <table:table-row table:style-name="ro1">
          <table:table-cell office:value-type="string" calcext:value-type="string">
            <text:p>Ablage</text:p>
          </table:table-cell>
        </table:table-row>
        <table:table-row table:style-name="ro1">
          <table:table-cell office:value-type="string" calcext:value-type="string">
            <text:p>Zahnseide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>
          <table:table-cell office:value-type="string" calcext:value-type="string">
            <text:p>Tür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Zahnpast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Rasierapparat</text:p>
          </table:table-cell>
        </table:table-row>
        <table:table-row table:style-name="ro1">
          <table:table-cell office:value-type="string" calcext:value-type="string">
            <text:p>Schrank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Bürste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 table:visibility="filter">
          <table:table-cell office:value-type="string" calcext:value-type="string">
            <text:p>Handtücher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Zahncreme</text:p>
          </table:table-cell>
        </table:table-row>
        <table:table-row table:style-name="ro1" table:visibility="filter">
          <table:table-cell office:value-type="string" calcext:value-type="string">
            <text:p>Deo</text:p>
          </table:table-cell>
        </table:table-row>
        <table:table-row table:style-name="ro1">
          <table:table-cell office:value-type="string" calcext:value-type="string">
            <text:p>Wage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Handtücher</text:p>
          </table:table-cell>
        </table:table-row>
        <table:table-row table:style-name="ro1">
          <table:table-cell office:value-type="string" calcext:value-type="string">
            <text:p>Klobürste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>
          <table:table-cell office:value-type="string" calcext:value-type="string">
            <text:p>Rasierer</text:p>
          </table:table-cell>
        </table:table-row>
        <table:table-row table:style-name="ro1" table:visibility="filter">
          <table:table-cell office:value-type="string" calcext:value-type="string">
            <text:p>Deo</text:p>
          </table:table-cell>
        </table:table-row>
        <table:table-row table:style-name="ro1" table:visibility="filter">
          <table:table-cell office:value-type="string" calcext:value-type="string">
            <text:p>Rasierer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Klobürste</text:p>
          </table:table-cell>
        </table:table-row>
        <table:table-row table:style-name="ro1" table:visibility="filter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Fliesen</text:p>
          </table:table-cell>
        </table:table-row>
        <table:table-row table:style-name="ro1" table:visibility="filter">
          <table:table-cell office:value-type="string" calcext:value-type="string">
            <text:p>Handtuch</text:p>
          </table:table-cell>
        </table:table-row>
        <table:table-row table:style-name="ro1" table:visibility="filter">
          <table:table-cell office:value-type="string" calcext:value-type="string">
            <text:p>Badewanne</text:p>
          </table:table-cell>
        </table:table-row>
        <table:table-row table:style-name="ro1">
          <table:table-cell office:value-type="string" calcext:value-type="string">
            <text:p>Waschlappen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Fussmatte</text:p>
          </table:table-cell>
        </table:table-row>
        <table:table-row table:style-name="ro1" table:visibility="filter">
          <table:table-cell office:value-type="string" calcext:value-type="string">
            <text:p>Zahnpasta</text:p>
          </table:table-cell>
        </table:table-row>
        <table:table-row table:style-name="ro1" table:visibility="filter">
          <table:table-cell office:value-type="string" calcext:value-type="string">
            <text:p>Zahncreme</text:p>
          </table:table-cell>
        </table:table-row>
        <table:table-row table:style-name="ro1" table:visibility="filter">
          <table:table-cell office:value-type="string" calcext:value-type="string">
            <text:p>Lampe</text:p>
          </table:table-cell>
        </table:table-row>
        <table:table-row table:style-name="ro1" table:visibility="filter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Wäschekorb</text:p>
          </table:table-cell>
        </table:table-row>
        <table:table-row table:style-name="ro1">
          <table:table-cell office:value-type="string" calcext:value-type="string">
            <text:p>Klopapierhalterung</text:p>
          </table:table-cell>
        </table:table-row>
        <table:table-row table:style-name="ro1">
          <table:table-cell office:value-type="string" calcext:value-type="string">
            <text:p>Duschzeug</text:p>
          </table:table-cell>
        </table:table-row>
        <table:table-row table:style-name="ro1" table:visibility="filter">
          <table:table-cell office:value-type="string" calcext:value-type="string">
            <text:p>Waschlappen</text:p>
          </table:table-cell>
        </table:table-row>
        <table:table-row table:style-name="ro1">
          <table:table-cell office:value-type="string" calcext:value-type="string">
            <text:p>Mülleimer</text:p>
          </table:table-cell>
        </table:table-row>
        <table:table-row table:style-name="ro1" table:visibility="filter">
          <table:table-cell office:value-type="string" calcext:value-type="string">
            <text:p>Seife</text:p>
          </table:table-cell>
        </table:table-row>
        <table:table-row table:style-name="ro1" table:visibility="filter">
          <table:table-cell office:value-type="string" calcext:value-type="string">
            <text:p>Spiegel</text:p>
          </table:table-cell>
        </table:table-row>
        <table:table-row table:style-name="ro1" table:visibility="filter">
          <table:table-cell office:value-type="string" calcext:value-type="string">
            <text:p>Waschmaschine</text:p>
          </table:table-cell>
        </table:table-row>
        <table:table-row table:style-name="ro1">
          <table:table-cell office:value-type="string" calcext:value-type="string">
            <text:p>Hocker/ stuhl</text:p>
          </table:table-cell>
        </table:table-row>
        <table:table-row table:style-name="ro1">
          <table:table-cell office:value-type="string" calcext:value-type="string">
            <text:p>Haargel</text:p>
          </table:table-cell>
        </table:table-row>
        <table:table-row table:style-name="ro1" table:visibility="filter">
          <table:table-cell office:value-type="string" calcext:value-type="string">
            <text:p>Mülleimer</text:p>
          </table:table-cell>
        </table:table-row>
        <table:table-row table:style-name="ro1">
          <table:table-cell office:value-type="string" calcext:value-type="string">
            <text:p>Fön</text:p>
          </table:table-cell>
        </table:table-row>
        <table:table-row table:style-name="ro1" table:visibility="filter">
          <table:table-cell office:value-type="string" calcext:value-type="string">
            <text:p>Bürste</text:p>
          </table:table-cell>
        </table:table-row>
        <table:table-row table:style-name="ro1">
          <table:table-cell office:value-type="string" calcext:value-type="string">
            <text:p>Becher</text:p>
          </table:table-cell>
        </table:table-row>
        <table:table-row table:style-name="ro1">
          <table:table-cell office:value-type="string" calcext:value-type="string">
            <text:p>Teppich</text:p>
          </table:table-cell>
        </table:table-row>
        <table:table-row table:style-name="ro1" table:visibility="filter">
          <table:table-cell office:value-type="string" calcext:value-type="string">
            <text:p>Handtücher</text:p>
          </table:table-cell>
        </table:table-row>
        <table:table-row table:style-name="ro1" table:visibility="filter">
          <table:table-cell office:value-type="string" calcext:value-type="string">
            <text:p>Heizung</text:p>
          </table:table-cell>
        </table:table-row>
        <table:table-row table:style-name="ro1" table:visibility="filter">
          <table:table-cell office:value-type="string" calcext:value-type="string">
            <text:p>Föhn</text:p>
          </table:table-cell>
        </table:table-row>
        <table:table-row table:style-name="ro1" table:visibility="filter">
          <table:table-cell office:value-type="string" calcext:value-type="string">
            <text:p>Zahnseide</text:p>
          </table:table-cell>
        </table:table-row>
        <table:table-row table:style-name="ro1">
          <table:table-cell office:value-type="string" calcext:value-type="string">
            <text:p>Wasserglas</text:p>
          </table:table-cell>
        </table:table-row>
        <table:table-row table:style-name="ro1" table:visibility="filter"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Regal</text:p>
          </table:table-cell>
        </table:table-row>
        <table:table-row table:style-name="ro1" table:visibility="filter">
          <table:table-cell office:value-type="string" calcext:value-type="string">
            <text:p>Fön</text:p>
          </table:table-cell>
        </table:table-row>
        <table:table-row table:style-name="ro1">
          <table:table-cell office:value-type="string" calcext:value-type="string">
            <text:p>Medikamente</text:p>
          </table:table-cell>
        </table:table-row>
        <table:table-row table:style-name="ro1" table:visibility="filter">
          <table:table-cell office:value-type="string" calcext:value-type="string">
            <text:p>Mülleimer</text:p>
          </table:table-cell>
        </table:table-row>
        <table:table-row table:style-name="ro1" table:visibility="filter">
          <table:table-cell office:value-type="string" calcext:value-type="string">
            <text:p>Toilettenpapier</text:p>
          </table:table-cell>
        </table:table-row>
        <table:table-row table:style-name="ro1" table:visibility="filter">
          <table:table-cell office:value-type="string" calcext:value-type="string">
            <text:p>Waschmaschine</text:p>
          </table:table-cell>
        </table:table-row>
        <table:table-row table:style-name="ro1">
          <table:table-cell office:value-type="string" calcext:value-type="string">
            <text:p>Handtuchhalterung</text:p>
          </table:table-cell>
        </table:table-row>
        <table:table-row table:style-name="ro1" table:visibility="filter">
          <table:table-cell office:value-type="string" calcext:value-type="string">
            <text:p>Badschrank</text:p>
          </table:table-cell>
        </table:table-row>
        <table:table-row table:style-name="ro1" table:visibility="filter">
          <table:table-cell office:value-type="string" calcext:value-type="string">
            <text:p>Creme</text:p>
          </table:table-cell>
        </table:table-row>
        <table:table-row table:style-name="ro1">
          <table:table-cell office:value-type="string" calcext:value-type="string">
            <text:p>Radio</text:p>
          </table:table-cell>
        </table:table-row>
        <table:table-row table:style-name="ro1" table:visibility="filter">
          <table:table-cell office:value-type="string" calcext:value-type="string">
            <text:p>Haarbürste</text:p>
          </table:table-cell>
        </table:table-row>
        <table:table-row table:style-name="ro1">
          <table:table-cell office:value-type="string" calcext:value-type="string">
            <text:p>Bimsstein</text:p>
          </table:table-cell>
        </table:table-row>
        <table:table-row table:style-name="ro1" table:visibility="filter">
          <table:table-cell office:value-type="string" calcext:value-type="string">
            <text:p>Mülleimer</text:p>
          </table:table-cell>
        </table:table-row>
        <table:table-row table:style-name="ro1" table:visibility="filter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Bart Balm</text:p>
          </table:table-cell>
        </table:table-row>
        <table:table-row table:style-name="ro1">
          <table:table-cell office:value-type="string" calcext:value-type="string">
            <text:p>Waage</text:p>
          </table:table-cell>
        </table:table-row>
        <table:table-row table:style-name="ro1">
          <table:table-cell office:value-type="string" calcext:value-type="string">
            <text:p>Wattestäbchen</text:p>
          </table:table-cell>
        </table:table-row>
        <table:table-row table:style-name="ro1">
          <table:table-cell office:value-type="string" calcext:value-type="string">
            <text:p>Fußmatte</text:p>
          </table:table-cell>
        </table:table-row>
        <table:table-row table:style-name="ro1">
          <table:table-cell office:value-type="string" calcext:value-type="string">
            <text:p>Pinzette</text:p>
          </table:table-cell>
        </table:table-row>
        <table:table-row table:style-name="ro1" table:visibility="filter"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Kosmetik</text:p>
          </table:table-cell>
        </table:table-row>
        <table:table-row table:style-name="ro1" table:visibility="filter">
          <table:table-cell office:value-type="string" calcext:value-type="string">
            <text:p>Schrank</text:p>
          </table:table-cell>
        </table:table-row>
        <table:table-row table:style-name="ro1" table:visibility="filter">
          <table:table-cell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Ohrenstäbchen</text:p>
          </table:table-cell>
        </table:table-row>
        <table:table-row table:style-name="ro1" table:visibility="filter">
          <table:table-cell office:value-type="string" calcext:value-type="string">
            <text:p>Rasierer</text:p>
          </table:table-cell>
        </table:table-row>
        <table:table-row table:style-name="ro1" table:visibility="filter">
          <table:table-cell office:value-type="string" calcext:value-type="string">
            <text:p>xxx</text:p>
          </table:table-cell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 office:value-type="string" calcext:value-type="string">
            <text:p>Objekte Bad</text:p>
          </table:table-cell>
        </table:table-row>
        <table:table-row table:style-name="ro1">
          <table:table-cell office:value-type="string" calcext:value-type="string">
            <text:p>Waschbecken</text:p>
          </table:table-cell>
        </table:table-row>
        <table:table-row table:style-name="ro1">
          <table:table-cell office:value-type="string" calcext:value-type="string">
            <text:p>Toilette</text:p>
          </table:table-cell>
        </table:table-row>
        <table:table-row table:style-name="ro1">
          <table:table-cell office:value-type="string" calcext:value-type="string">
            <text:p>Dusche</text:p>
          </table:table-cell>
        </table:table-row>
        <table:table-row table:style-name="ro1">
          <table:table-cell office:value-type="string" calcext:value-type="string">
            <text:p>WC</text:p>
          </table:table-cell>
        </table:table-row>
        <table:table-row table:style-name="ro1">
          <table:table-cell office:value-type="string" calcext:value-type="string">
            <text:p>Zahnbürste</text:p>
          </table:table-cell>
        </table:table-row>
        <table:table-row table:style-name="ro1">
          <table:table-cell office:value-type="string" calcext:value-type="string">
            <text:p>Seife</text:p>
          </table:table-cell>
        </table:table-row>
        <table:table-row table:style-name="ro1">
          <table:table-cell office:value-type="string" calcext:value-type="string">
            <text:p>Waschmaschine</text:p>
          </table:table-cell>
        </table:table-row>
        <table:table-row table:style-name="ro1">
          <table:table-cell office:value-type="string" calcext:value-type="string">
            <text:p>Spiegel</text:p>
          </table:table-cell>
        </table:table-row>
        <table:table-row table:style-name="ro1">
          <table:table-cell office:value-type="string" calcext:value-type="string">
            <text:p>Toilettepapier</text:p>
          </table:table-cell>
        </table:table-row>
        <table:table-row table:style-name="ro1">
          <table:table-cell office:value-type="string" calcext:value-type="string">
            <text:p>Klopapier</text:p>
          </table:table-cell>
        </table:table-row>
        <table:table-row table:style-name="ro1">
          <table:table-cell office:value-type="string" calcext:value-type="string">
            <text:p>Badewanne</text:p>
          </table:table-cell>
        </table:table-row>
        <table:table-row table:style-name="ro1">
          <table:table-cell office:value-type="string" calcext:value-type="string">
            <text:p>Toilettenpapier</text:p>
          </table:table-cell>
        </table:table-row>
        <table:table-row table:style-name="ro1">
          <table:table-cell office:value-type="string" calcext:value-type="string">
            <text:p>Zahnpasta</text:p>
          </table:table-cell>
        </table:table-row>
        <table:table-row table:style-name="ro1">
          <table:table-cell office:value-type="string" calcext:value-type="string">
            <text:p>Handtuch</text:p>
          </table:table-cell>
        </table:table-row>
        <table:table-row table:style-name="ro1">
          <table:table-cell office:value-type="string" calcext:value-type="string">
            <text:p>Wasserhahn</text:p>
          </table:table-cell>
        </table:table-row>
        <table:table-row table:style-name="ro1">
          <table:table-cell office:value-type="string" calcext:value-type="string">
            <text:p>Waschbecken mit Wasserhahn</text:p>
          </table:table-cell>
        </table:table-row>
        <table:table-row table:style-name="ro1">
          <table:table-cell office:value-type="string" calcext:value-type="string">
            <text:p>Duschkabine</text:p>
          </table:table-cell>
        </table:table-row>
        <table:table-row table:style-name="ro1">
          <table:table-cell office:value-type="string" calcext:value-type="string">
            <text:p>Fenster</text:p>
          </table:table-cell>
        </table:table-row>
        <table:table-row table:style-name="ro1">
          <table:table-cell office:value-type="string" calcext:value-type="string">
            <text:p>Deo</text:p>
          </table:table-cell>
        </table:table-row>
        <table:table-row table:style-name="ro1">
          <table:table-cell office:value-type="string" calcext:value-type="string">
            <text:p>Duschbecken</text:p>
          </table:table-cell>
        </table:table-row>
        <table:table-row table:style-name="ro1">
          <table:table-cell office:value-type="string" calcext:value-type="string">
            <text:p>Spülung</text:p>
          </table:table-cell>
        </table:table-row>
        <table:table-row table:style-name="ro1">
          <table:table-cell office:value-type="string" calcext:value-type="string">
            <text:p>Seifenspender</text:p>
          </table:table-cell>
        </table:table-row>
        <table:table-row table:style-name="ro1">
          <table:table-cell office:value-type="string" calcext:value-type="string">
            <text:p>Lampe</text:p>
          </table:table-cell>
        </table:table-row>
        <table:table-row table:style-name="ro1">
          <table:table-cell office:value-type="string" calcext:value-type="string">
            <text:p>Licht</text:p>
          </table:table-cell>
        </table:table-row>
        <table:table-row table:style-name="ro1">
          <table:table-cell office:value-type="string" calcext:value-type="string">
            <text:p>Tampons</text:p>
          </table:table-cell>
        </table:table-row>
        <table:table-row table:style-name="ro1">
          <table:table-cell office:value-type="string" calcext:value-type="string">
            <text:p>Badewannen</text:p>
          </table:table-cell>
        </table:table-row>
        <table:table-row table:style-name="ro1">
          <table:table-cell office:value-type="string" calcext:value-type="string">
            <text:p>Badewanne / Dusche</text:p>
          </table:table-cell>
        </table:table-row>
        <table:table-row table:style-name="ro1">
          <table:table-cell office:value-type="string" calcext:value-type="string">
            <text:p>Heizung</text:p>
          </table:table-cell>
        </table:table-row>
        <table:table-row table:style-name="ro1">
          <table:table-cell office:value-type="string" calcext:value-type="string">
            <text:p>Zahnpflege Utensilien</text:p>
          </table:table-cell>
        </table:table-row>
        <table:table-row table:style-name="ro1">
          <table:table-cell office:value-type="string" calcext:value-type="string">
            <text:p>Badschrank</text:p>
          </table:table-cell>
        </table:table-row>
        <table:table-row table:style-name="ro1">
          <table:table-cell office:value-type="string" calcext:value-type="string">
            <text:p>Toilettenbürste</text:p>
          </table:table-cell>
        </table:table-row>
        <table:table-row table:style-name="ro1">
          <table:table-cell office:value-type="string" calcext:value-type="string">
            <text:p>Handtücher</text:p>
          </table:table-cell>
        </table:table-row>
        <table:table-row table:style-name="ro1">
          <table:table-cell office:value-type="string" calcext:value-type="string">
            <text:p>Kamm</text:p>
          </table:table-cell>
        </table:table-row>
        <table:table-row table:style-name="ro1">
          <table:table-cell office:value-type="string" calcext:value-type="string">
            <text:p>Duschvorhang</text:p>
          </table:table-cell>
        </table:table-row>
        <table:table-row table:style-name="ro1">
          <table:table-cell office:value-type="string" calcext:value-type="string">
            <text:p>Badwanne</text:p>
          </table:table-cell>
        </table:table-row>
        <table:table-row table:style-name="ro1">
          <table:table-cell office:value-type="string" calcext:value-type="string">
            <text:p>Zahnputzzeug</text:p>
          </table:table-cell>
        </table:table-row>
        <table:table-row table:style-name="ro1">
          <table:table-cell office:value-type="string" calcext:value-type="string">
            <text:p>Föhn</text:p>
          </table:table-cell>
        </table:table-row>
        <table:table-row table:style-name="ro1">
          <table:table-cell office:value-type="string" calcext:value-type="string">
            <text:p>Shampoo</text:p>
          </table:table-cell>
        </table:table-row>
        <table:table-row table:style-name="ro1">
          <table:table-cell office:value-type="string" calcext:value-type="string">
            <text:p>Creme</text:p>
          </table:table-cell>
        </table:table-row>
        <table:table-row table:style-name="ro1">
          <table:table-cell office:value-type="string" calcext:value-type="string">
            <text:p>Duschgel</text:p>
          </table:table-cell>
        </table:table-row>
        <table:table-row table:style-name="ro1">
          <table:table-cell office:value-type="string" calcext:value-type="string">
            <text:p>Duschmittel</text:p>
          </table:table-cell>
        </table:table-row>
        <table:table-row table:style-name="ro1">
          <table:table-cell office:value-type="string" calcext:value-type="string">
            <text:p>Körperlotion</text:p>
          </table:table-cell>
        </table:table-row>
        <table:table-row table:style-name="ro1">
          <table:table-cell office:value-type="string" calcext:value-type="string">
            <text:p>Toilettenschüssel</text:p>
          </table:table-cell>
        </table:table-row>
        <table:table-row table:style-name="ro1">
          <table:table-cell office:value-type="string" calcext:value-type="string">
            <text:p>Haarshampoo</text:p>
          </table:table-cell>
        </table:table-row>
        <table:table-row table:style-name="ro1">
          <table:table-cell office:value-type="string" calcext:value-type="string">
            <text:p>Hygieneartikel</text:p>
          </table:table-cell>
        </table:table-row>
        <table:table-row table:style-name="ro1">
          <table:table-cell office:value-type="string" calcext:value-type="string">
            <text:p>Haarbürste</text:p>
          </table:table-cell>
        </table:table-row>
        <table:table-row table:style-name="ro1">
          <table:table-cell office:value-type="string" calcext:value-type="string">
            <text:p>Kloburste</text:p>
          </table:table-cell>
        </table:table-row>
        <table:table-row table:style-name="ro1">
          <table:table-cell office:value-type="string" calcext:value-type="string">
            <text:p>Ablage</text:p>
          </table:table-cell>
        </table:table-row>
        <table:table-row table:style-name="ro1">
          <table:table-cell office:value-type="string" calcext:value-type="string">
            <text:p>Zahnseide</text:p>
          </table:table-cell>
        </table:table-row>
        <table:table-row table:style-name="ro1">
          <table:table-cell office:value-type="string" calcext:value-type="string">
            <text:p>Türe</text:p>
          </table:table-cell>
        </table:table-row>
        <table:table-row table:style-name="ro1">
          <table:table-cell office:value-type="string" calcext:value-type="string">
            <text:p>Zahnpaste</text:p>
          </table:table-cell>
        </table:table-row>
        <table:table-row table:style-name="ro1">
          <table:table-cell office:value-type="string" calcext:value-type="string">
            <text:p>Rasierapparat</text:p>
          </table:table-cell>
        </table:table-row>
        <table:table-row table:style-name="ro1">
          <table:table-cell office:value-type="string" calcext:value-type="string">
            <text:p>Schrank</text:p>
          </table:table-cell>
        </table:table-row>
        <table:table-row table:style-name="ro1">
          <table:table-cell office:value-type="string" calcext:value-type="string">
            <text:p>Bürste</text:p>
          </table:table-cell>
        </table:table-row>
        <table:table-row table:style-name="ro1">
          <table:table-cell office:value-type="string" calcext:value-type="string">
            <text:p>Zahncreme</text:p>
          </table:table-cell>
        </table:table-row>
        <table:table-row table:style-name="ro1"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Klobürste</text:p>
          </table:table-cell>
        </table:table-row>
        <table:table-row table:style-name="ro1">
          <table:table-cell office:value-type="string" calcext:value-type="string">
            <text:p>Rasierer</text:p>
          </table:table-cell>
        </table:table-row>
        <table:table-row table:style-name="ro1">
          <table:table-cell office:value-type="string" calcext:value-type="string">
            <text:p>Fliesen</text:p>
          </table:table-cell>
        </table:table-row>
        <table:table-row table:style-name="ro1">
          <table:table-cell office:value-type="string" calcext:value-type="string">
            <text:p>Waschlappen</text:p>
          </table:table-cell>
        </table:table-row>
        <table:table-row table:style-name="ro1">
          <table:table-cell office:value-type="string" calcext:value-type="string">
            <text:p>xxx</text:p>
          </table:table-cell>
        </table:table-row>
        <table:table-row table:style-name="ro1">
          <table:table-cell office:value-type="string" calcext:value-type="string">
            <text:p>Fussmatte</text:p>
          </table:table-cell>
        </table:table-row>
        <table:table-row table:style-name="ro1">
          <table:table-cell office:value-type="string" calcext:value-type="string">
            <text:p>Wäschekorb</text:p>
          </table:table-cell>
        </table:table-row>
        <table:table-row table:style-name="ro1">
          <table:table-cell office:value-type="string" calcext:value-type="string">
            <text:p>Klopapierhalterung</text:p>
          </table:table-cell>
        </table:table-row>
        <table:table-row table:style-name="ro1">
          <table:table-cell office:value-type="string" calcext:value-type="string">
            <text:p>Duschzeug</text:p>
          </table:table-cell>
        </table:table-row>
        <table:table-row table:style-name="ro1">
          <table:table-cell office:value-type="string" calcext:value-type="string">
            <text:p>Mülleimer</text:p>
          </table:table-cell>
        </table:table-row>
        <table:table-row table:style-name="ro1">
          <table:table-cell office:value-type="string" calcext:value-type="string">
            <text:p>Hocker/ stuhl</text:p>
          </table:table-cell>
        </table:table-row>
        <table:table-row table:style-name="ro1">
          <table:table-cell office:value-type="string" calcext:value-type="string">
            <text:p>Haargel</text:p>
          </table:table-cell>
        </table:table-row>
        <table:table-row table:style-name="ro1">
          <table:table-cell office:value-type="string" calcext:value-type="string">
            <text:p>Fön</text:p>
          </table:table-cell>
        </table:table-row>
        <table:table-row table:style-name="ro1">
          <table:table-cell office:value-type="string" calcext:value-type="string">
            <text:p>Becher</text:p>
          </table:table-cell>
        </table:table-row>
        <table:table-row table:style-name="ro1">
          <table:table-cell office:value-type="string" calcext:value-type="string">
            <text:p>Teppich</text:p>
          </table:table-cell>
        </table:table-row>
        <table:table-row table:style-name="ro1">
          <table:table-cell office:value-type="string" calcext:value-type="string">
            <text:p>Wasserglas</text:p>
          </table:table-cell>
        </table:table-row>
        <table:table-row table:style-name="ro1"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Medikamente</text:p>
          </table:table-cell>
        </table:table-row>
        <table:table-row table:style-name="ro1">
          <table:table-cell office:value-type="string" calcext:value-type="string">
            <text:p>Handtuchhalterung</text:p>
          </table:table-cell>
        </table:table-row>
        <table:table-row table:style-name="ro1">
          <table:table-cell office:value-type="string" calcext:value-type="string">
            <text:p>Radio</text:p>
          </table:table-cell>
        </table:table-row>
        <table:table-row table:style-name="ro1">
          <table:table-cell office:value-type="string" calcext:value-type="string">
            <text:p>Bimsstein</text:p>
          </table:table-cell>
        </table:table-row>
        <table:table-row table:style-name="ro1">
          <table:table-cell office:value-type="string" calcext:value-type="string">
            <text:p>Bart Balm</text:p>
          </table:table-cell>
        </table:table-row>
        <table:table-row table:style-name="ro1">
          <table:table-cell office:value-type="string" calcext:value-type="string">
            <text:p>Waage</text:p>
          </table:table-cell>
        </table:table-row>
        <table:table-row table:style-name="ro1">
          <table:table-cell office:value-type="string" calcext:value-type="string">
            <text:p>Wattestäbchen</text:p>
          </table:table-cell>
        </table:table-row>
        <table:table-row table:style-name="ro1">
          <table:table-cell office:value-type="string" calcext:value-type="string">
            <text:p>Fußmatte</text:p>
          </table:table-cell>
        </table:table-row>
        <table:table-row table:style-name="ro1">
          <table:table-cell office:value-type="string" calcext:value-type="string">
            <text:p>Pinzette</text:p>
          </table:table-cell>
        </table:table-row>
        <table:table-row table:style-name="ro1">
          <table:table-cell office:value-type="string" calcext:value-type="string">
            <text:p>Kosmetik</text:p>
          </table:table-cell>
        </table:table-row>
        <table:table-row table:style-name="ro1">
          <table:table-cell office:value-type="string" calcext:value-type="string">
            <text:p>Ohrenstäbchen</text:p>
          </table:table-cell>
        </table:table-row>
      </table:table>
      <table:table table:name="Sheet4" table:style-name="ta1">
        <table:table-column table:style-name="co10" table:default-cell-style-name="Default"/>
        <table:table-column table:style-name="co8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Badewann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adewanne / Dusch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dewann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dschran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Badwan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Bart Bal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ch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msste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ürs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re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eo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Duschbecke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che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Duschgel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Duschkabin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uschmitt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schvorhan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uschzeu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Fliese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öhn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Fön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ssmatt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ußma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arbürs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arge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arshampoo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Handtuch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Handtüch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andtuchhalteru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ocker/ stuhl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ygieneartik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amm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loburs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Klobürs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Klopapier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Klopapierhalteru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örperlotio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osmeti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Ohrenstäb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nzett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asierappara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sier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eif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eifenspender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ampoo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piegel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pülun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ampon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ppic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ilette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Toilettenbürst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oilettenpapier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Toilettenschüssel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oilettepapi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ü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ag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Waschbecken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Waschbecken mit Wasserhah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äschekor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chlappen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Waschmaschine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Wassergla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Wasserhahn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Wattestäbche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ahnbürst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Zahncrem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hnpasta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Zahnpast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Zahnpflege Utensilien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Zahnputzzeug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Zahnseide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5" table:style-name="ta1">
        <table:table-column table:style-name="co11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Badewanne</text:p>
          </table:table-cell>
          <table:table-cell table:number-columns-repeated="2" table:style-name="ce1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Badschrank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Badwann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Bart Balm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echer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Bimsstei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ürs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Crem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Deo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Duschbecken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Dusche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Duschgel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Duschkabine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Duschmittel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chvorhan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Duschzeu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Fliesen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Föhn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Fussmatte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ußma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aarbürs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Haarge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aarshampoo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Handtuch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Handtuchhalteru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Hocker/ stuhl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Hygieneartik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Kamm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Klobürste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Klopapier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Klopapierhalterung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Körperlo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osmetik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Ohrenstäb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nzett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Rasierapparat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Rasier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Seife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Seifenspender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Shampoo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piegel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string" calcext:value-type="string">
            <text:p>Spülung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ampons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Teppich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oilette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Toilettenbürste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oilettenpapier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Toilettenschüssel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Türe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aage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Waschbecken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Wäschekor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schlappe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schmaschine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Wassergla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Wasserhahn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Wattestäbchen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hnbürste</text:p>
          </table:table-cell>
          <table:table-cell office:value-type="float" office:value="101" calcext:value-type="float">
            <text:p>101</text:p>
          </table:table-cell>
          <table:table-cell/>
        </table:table-row>
        <table:table-row table:style-name="ro1">
          <table:table-cell office:value-type="string" calcext:value-type="string">
            <text:p>Zahncrem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hnpasta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Zahnpflege Utensilien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Zahnputzzeug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Zahnseide</text:p>
          </table:table-cell>
          <table:table-cell office:value-type="float" office:value="6" calcext:value-type="float">
            <text:p>6</text:p>
          </table:table-cell>
          <table:table-cell/>
        </table:table-row>
      </table:table>
      <table:table table:name="Sheet6" table:style-name="ta1">
        <table:table-column table:style-name="co12" table:default-cell-style-name="Default"/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Offene Frage Auswertung</text:p>
          </table:table-cell>
          <table:table-cell table:number-columns-repeated="2"/>
          <table:table-cell office:value-type="string" calcext:value-type="string">
            <text:p>Vergleich zu Zählung</text:p>
          </table:table-cell>
          <table:table-cell table:number-columns-repeated="2"/>
          <table:table-cell office:value-type="string" calcext:value-type="string">
            <text:p>Vergleich zu geschlossene Frage</text:p>
          </table:table-cell>
          <table:table-cell table:number-columns-repeated="3"/>
          <table:table-cell office:value-type="string" calcext:value-type="string">
            <text:p>Abweichung Frage zu Zählung</text:p>
          </table:table-cell>
        </table:table-row>
        <table:table-row table:style-name="ro2">
          <table:table-cell table:style-name="ce2" office:value-type="string" calcext:value-type="string">
            <text:p>Waschbecken</text:p>
          </table:table-cell>
          <table:table-cell office:value-type="float" office:value="184" calcext:value-type="float">
            <text:p>184</text:p>
          </table:table-cell>
          <table:table-cell/>
          <table:table-cell table:style-name="ce3" office:value-type="string" calcext:value-type="string">
            <text:p>Toilette</text:p>
          </table:table-cell>
          <table:table-cell table:style-name="ce6" office:value-type="float" office:value="1" calcext:value-type="float">
            <text:p>1</text:p>
          </table:table-cell>
          <table:table-cell/>
          <table:table-cell office:value-type="string" calcext:value-type="string">
            <text:p>Toilette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2" office:value-type="string" calcext:value-type="string">
            <text:p>Dusche</text:p>
          </table:table-cell>
          <table:table-cell office:value-type="float" office:value="154" calcext:value-type="float">
            <text:p>154</text:p>
          </table:table-cell>
          <table:table-cell/>
          <table:table-cell table:style-name="ce4" office:value-type="string" calcext:value-type="string">
            <text:p>Klobürste</text:p>
          </table:table-cell>
          <table:table-cell table:style-name="ce6" office:value-type="float" office:value="2" calcext:value-type="float">
            <text:p>2</text:p>
          </table:table-cell>
          <table:table-cell/>
          <table:table-cell office:value-type="string" calcext:value-type="string">
            <text:p>Waschbecken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I3]-[.E5]" office:value-type="float" office:value="-2" calcext:value-type="float">
            <text:p>-2</text:p>
          </table:table-cell>
        </table:table-row>
        <table:table-row table:style-name="ro2">
          <table:table-cell table:style-name="ce2" office:value-type="string" calcext:value-type="string">
            <text:p>Toilette</text:p>
          </table:table-cell>
          <table:table-cell office:value-type="float" office:value="151" calcext:value-type="float">
            <text:p>151</text:p>
          </table:table-cell>
          <table:table-cell/>
          <table:table-cell table:style-name="ce3" office:value-type="string" calcext:value-type="string">
            <text:p>Seife</text:p>
          </table:table-cell>
          <table:table-cell table:style-name="ce6" office:value-type="float" office:value="3" calcext:value-type="float">
            <text:p>3</text:p>
          </table:table-cell>
          <table:table-cell/>
          <table:table-cell office:value-type="string" calcext:value-type="string">
            <text:p>Dusche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/>
          <table:table-cell table:formula="of:=[.I4]-[.E8]" office:value-type="float" office:value="-4" calcext:value-type="float">
            <text:p>-4</text:p>
          </table:table-cell>
        </table:table-row>
        <table:table-row table:style-name="ro2">
          <table:table-cell table:style-name="ce2" office:value-type="string" calcext:value-type="string">
            <text:p>Handtuch</text:p>
          </table:table-cell>
          <table:table-cell office:value-type="float" office:value="118" calcext:value-type="float">
            <text:p>118</text:p>
          </table:table-cell>
          <table:table-cell/>
          <table:table-cell table:style-name="ce3" office:value-type="string" calcext:value-type="string">
            <text:p>Waschbecken</text:p>
          </table:table-cell>
          <table:table-cell table:style-name="ce6" office:value-type="float" office:value="4" calcext:value-type="float">
            <text:p>4</text:p>
          </table:table-cell>
          <table:table-cell/>
          <table:table-cell office:value-type="string" calcext:value-type="string">
            <text:p>Klopapierrolle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/>
          <table:table-cell table:formula="of:=[.I5]-[.E9]" office:value-type="float" office:value="-4" calcext:value-type="float">
            <text:p>-4</text:p>
          </table:table-cell>
        </table:table-row>
        <table:table-row table:style-name="ro2">
          <table:table-cell office:value-type="string" calcext:value-type="string">
            <text:p>Zahnbürste</text:p>
          </table:table-cell>
          <table:table-cell office:value-type="float" office:value="101" calcext:value-type="float">
            <text:p>101</text:p>
          </table:table-cell>
          <table:table-cell/>
          <table:table-cell table:style-name="ce3" office:value-type="string" calcext:value-type="string">
            <text:p>Spiegel</text:p>
          </table:table-cell>
          <table:table-cell table:style-name="ce6" office:value-type="float" office:value="5" calcext:value-type="float">
            <text:p>5</text:p>
          </table:table-cell>
          <table:table-cell/>
          <table:table-cell office:value-type="string" calcext:value-type="string">
            <text:p>Handtuch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/>
          <table:table-cell table:formula="of:=[.I6]-[.E10]" office:value-type="float" office:value="-4" calcext:value-type="float">
            <text:p>-4</text:p>
          </table:table-cell>
        </table:table-row>
        <table:table-row table:style-name="ro2">
          <table:table-cell table:style-name="ce2" office:value-type="string" calcext:value-type="string">
            <text:p>Spiegel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3" office:value-type="string" calcext:value-type="string">
            <text:p>Badewanne</text:p>
          </table:table-cell>
          <table:table-cell table:style-name="ce6" office:value-type="float" office:value="6" calcext:value-type="float">
            <text:p>6</text:p>
          </table:table-cell>
          <table:table-cell/>
          <table:table-cell office:value-type="string" calcext:value-type="string">
            <text:p>Seife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I7]-[.E4]" office:value-type="float" office:value="3" calcext:value-type="float">
            <text:p>3</text:p>
          </table:table-cell>
        </table:table-row>
        <table:table-row table:style-name="ro2">
          <table:table-cell table:style-name="ce2" office:value-type="string" calcext:value-type="string">
            <text:p>Seife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3" office:value-type="string" calcext:value-type="string">
            <text:p>Dusche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office:value-type="string" calcext:value-type="string">
            <text:p>Badewanne</text:p>
          </table:table-cell>
          <table:table-cell office:value-type="float" office:value="187" calcext:value-type="float">
            <text:p>187</text:p>
          </table:table-cell>
          <table:table-cell office:value-type="float" office:value="7" calcext:value-type="float">
            <text:p>7</text:p>
          </table:table-cell>
          <table:table-cell/>
          <table:table-cell table:formula="of:=[.I8]-[.E7]" office:value-type="float" office:value="1" calcext:value-type="float">
            <text:p>1</text:p>
          </table:table-cell>
        </table:table-row>
        <table:table-row table:style-name="ro2">
          <table:table-cell table:style-name="ce2" office:value-type="string" calcext:value-type="string">
            <text:p>Badewanne</text:p>
          </table:table-cell>
          <table:table-cell table:style-name="ce1" office:value-type="float" office:value="66" calcext:value-type="float">
            <text:p>66</text:p>
          </table:table-cell>
          <table:table-cell/>
          <table:table-cell table:style-name="ce3" office:value-type="string" calcext:value-type="string">
            <text:p>Klopapierrolle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office:value-type="string" calcext:value-type="string">
            <text:p>Klobürste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I9]-[.E3]" office:value-type="float" office:value="6" calcext:value-type="float">
            <text:p>6</text:p>
          </table:table-cell>
        </table:table-row>
        <table:table-row table:style-name="ro2">
          <table:table-cell table:style-name="ce2" office:value-type="string" calcext:value-type="string">
            <text:p>Toilettenpapier</text:p>
          </table:table-cell>
          <table:table-cell office:value-type="float" office:value="62" calcext:value-type="float">
            <text:p>62</text:p>
          </table:table-cell>
          <table:table-cell/>
          <table:table-cell table:style-name="ce3" office:value-type="string" calcext:value-type="string">
            <text:p>Handtuch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office:value-type="string" calcext:value-type="string">
            <text:p>Spiegel</text:p>
          </table:table-cell>
          <table:table-cell office:value-type="float" office:value="203" calcext:value-type="float">
            <text:p>203</text:p>
          </table:table-cell>
          <table:table-cell office:value-type="float" office:value="9" calcext:value-type="float">
            <text:p>9</text:p>
          </table:table-cell>
          <table:table-cell/>
          <table:table-cell table:formula="of:=[.I10]-[.E6]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Zahnpasta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5" office:value-type="string" calcext:value-type="string">
            <text:p>Shampoo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office:value-type="string" calcext:value-type="string">
            <text:p>Shampoo</text:p>
          </table:table-cell>
          <table:table-cell office:value-type="float" office:value="226" calcext:value-type="float">
            <text:p>226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I11]-[.E11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gel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nster</text:p>
          </table:table-cell>
          <table:table-cell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lopapier</text:p>
          </table:table-cell>
          <table:table-cell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öhn</text:p>
          </table:table-cell>
          <table:table-cell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o</text:p>
          </table:table-cell>
          <table:table-cell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chmaschine</text:p>
          </table:table-cell>
          <table:table-cell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eizung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lobürste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mpe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ampoo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kabine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serhahn</text:p>
          </table:table-cell>
          <table:table-cell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dschrank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becken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cht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ierer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ifenspender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ülung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pons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em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m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ülleimer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ilettenbürst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xx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hnpflege Utensilien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hnseide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dwann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ürs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mittel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vorhan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arbürst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örperlotio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chlappen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hncreme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ahnputzzeug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la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arshampoo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ygieneartike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sierapparat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hrank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ilettenschüssel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ür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age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iesen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ssmatte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cher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uschzeu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arge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cker/ stuhl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lopapierhalterung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dio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ppich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äschekorb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serglas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t Balm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msstei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ßmat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ndtuchhalterung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smetik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dikamen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hrenstäbch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nzette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gal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testäbchen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</table:table>
      <table:named-expressions/>
      <table:database-ranges>
        <table:database-range table:name="__Anonymous_Sheet_DB__0" table:target-range-address="Sheet1.C1:Sheet1.L27"/>
        <table:database-range table:name="__Anonymous_Sheet_DB__1" table:target-range-address="Sheet2.A1:Sheet2.A261">
          <table:filter table:condition-source-range-address="Sheet2.A1:Sheet2.A261" table:display-duplicates="false">
            <table:filter-or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Toilette" table:operator="="/>
              <table:filter-condition table:field-number="0" table:value="Toilette" table:operator="="/>
              <table:filter-condition table:field-number="0" table:value="Dusche" table:operator="="/>
              <table:filter-condition table:field-number="0" table:value="Toilette" table:operator="="/>
              <table:filter-condition table:field-number="0" table:value="Toilette" table:operator="="/>
              <table:filter-condition table:field-number="0" table:value="Dusche" table:operator="="/>
              <table:filter-condition table:field-number="0" table:value="Toilette" table:operator="="/>
              <table:filter-condition table:field-number="0" table:value="WC" table:operator="="/>
              <table:filter-condition table:field-number="0" table:value="Toilette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Zahnbürste" table:operator="="/>
              <table:filter-condition table:field-number="0" table:value="Waschbecken" table:operator="="/>
              <table:filter-condition table:field-number="0" table:value="Seife" table:operator="="/>
              <table:filter-condition table:field-number="0" table:value="Zahnbürste" table:operator="="/>
              <table:filter-condition table:field-number="0" table:value="Waschmaschine" table:operator="="/>
              <table:filter-condition table:field-number="0" table:value="Toilette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Seife" table:operator="="/>
              <table:filter-condition table:field-number="0" table:value="Waschbecken" table:operator="="/>
              <table:filter-condition table:field-number="0" table:value="Spiegel" table:operator="="/>
              <table:filter-condition table:field-number="0" table:value="Waschbecken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Toilettepapier" table:operator="="/>
              <table:filter-condition table:field-number="0" table:value="Klopapier" table:operator="="/>
              <table:filter-condition table:field-number="0" table:value="Badewanne" table:operator="="/>
              <table:filter-condition table:field-number="0" table:value="Waschbecken" table:operator="="/>
              <table:filter-condition table:field-number="0" table:value="Dusche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Toilettenpapier" table:operator="="/>
              <table:filter-condition table:field-number="0" table:value="Zahnpasta" table:operator="="/>
              <table:filter-condition table:field-number="0" table:value="Spiegel" table:operator="="/>
              <table:filter-condition table:field-number="0" table:value="Spiegel" table:operator="="/>
              <table:filter-condition table:field-number="0" table:value="Zahnpasta" table:operator="="/>
              <table:filter-condition table:field-number="0" table:value="Waschbecken" table:operator="="/>
              <table:filter-condition table:field-number="0" table:value="Waschbecken" table:operator="="/>
              <table:filter-condition table:field-number="0" table:value="Toilette" table:operator="="/>
              <table:filter-condition table:field-number="0" table:value="Zahnbürste" table:operator="="/>
              <table:filter-condition table:field-number="0" table:value="Handtuch" table:operator="="/>
              <table:filter-condition table:field-number="0" table:value="Dusche" table:operator="="/>
              <table:filter-condition table:field-number="0" table:value="Handtuch" table:operator="="/>
              <table:filter-condition table:field-number="0" table:value="Toilettenpapier" table:operator="="/>
              <table:filter-condition table:field-number="0" table:value="Waschbecken" table:operator="="/>
              <table:filter-condition table:field-number="0" table:value="Wasserhahn" table:operator="="/>
              <table:filter-condition table:field-number="0" table:value="Waschbecken" table:operator="="/>
              <table:filter-condition table:field-number="0" table:value="Dusche" table:operator="="/>
              <table:filter-condition table:field-number="0" table:value="Waschbecken mit Wasserhahn" table:operator="="/>
              <table:filter-condition table:field-number="0" table:value="Toilette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Waschbecken" table:operator="="/>
              <table:filter-condition table:field-number="0" table:value="Zahnbürste" table:operator="="/>
              <table:filter-condition table:field-number="0" table:value="Handtuch" table:operator="="/>
              <table:filter-condition table:field-number="0" table:value="WC" table:operator="="/>
              <table:filter-condition table:field-number="0" table:value="Duschkabine" table:operator="="/>
              <table:filter-condition table:field-number="0" table:value="Dusche" table:operator="="/>
              <table:filter-condition table:field-number="0" table:value="Toilettenpapier" table:operator="="/>
              <table:filter-condition table:field-number="0" table:value="Dusche" table:operator="="/>
              <table:filter-condition table:field-number="0" table:value="Handtuch" table:operator="="/>
              <table:filter-condition table:field-number="0" table:value="Klopapier" table:operator="="/>
              <table:filter-condition table:field-number="0" table:value="Dusche" table:operator="="/>
              <table:filter-condition table:field-number="0" table:value="Fenster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Deo" table:operator="="/>
              <table:filter-condition table:field-number="0" table:value="WC" table:operator="="/>
              <table:filter-condition table:field-number="0" table:value="Duschbecken" table:operator="="/>
              <table:filter-condition table:field-number="0" table:value="Dusche" table:operator="="/>
              <table:filter-condition table:field-number="0" table:value="Zahnbürste" table:operator="="/>
              <table:filter-condition table:field-number="0" table:value="Spülung" table:operator="="/>
              <table:filter-condition table:field-number="0" table:value="Spiegel" table:operator="="/>
              <table:filter-condition table:field-number="0" table:value="Waschbecken" table:operator="="/>
              <table:filter-condition table:field-number="0" table:value="Seifenspender" table:operator="="/>
              <table:filter-condition table:field-number="0" table:value="Toilettenpapier" table:operator="="/>
              <table:filter-condition table:field-number="0" table:value="Handtuch" table:operator="="/>
              <table:filter-condition table:field-number="0" table:value="Badewanne" table:operator="="/>
              <table:filter-condition table:field-number="0" table:value="Lampe" table:operator="="/>
              <table:filter-condition table:field-number="0" table:value="Zahnpasta" table:operator="="/>
              <table:filter-condition table:field-number="0" table:value="Spiegel" table:operator="="/>
              <table:filter-condition table:field-number="0" table:value="Licht" table:operator="="/>
              <table:filter-condition table:field-number="0" table:value="Badewanne" table:operator="="/>
              <table:filter-condition table:field-number="0" table:value="Handtuch" table:operator="="/>
              <table:filter-condition table:field-number="0" table:value="Handtuch" table:operator="="/>
              <table:filter-condition table:field-number="0" table:value="Toilette" table:operator="="/>
              <table:filter-condition table:field-number="0" table:value="Toilettenpapier" table:operator="="/>
              <table:filter-condition table:field-number="0" table:value="Tampons" table:operator="="/>
              <table:filter-condition table:field-number="0" table:value="Badewannen" table:operator="="/>
              <table:filter-condition table:field-number="0" table:value="Badewanne / Dusche" table:operator="="/>
              <table:filter-condition table:field-number="0" table:value="Badewanne" table:operator="="/>
              <table:filter-condition table:field-number="0" table:value="Dusche" table:operator="="/>
              <table:filter-condition table:field-number="0" table:value="Zahnbürste" table:operator="="/>
              <table:filter-condition table:field-number="0" table:value="Zahnbürste" table:operator="="/>
              <table:filter-condition table:field-number="0" table:value="Badewanne" table:operator="="/>
              <table:filter-condition table:field-number="0" table:value="Handtuch" table:operator="="/>
              <table:filter-condition table:field-number="0" table:value="Handtuch" table:operator="="/>
              <table:filter-condition table:field-number="0" table:value="Spiegel" table:operator="="/>
              <table:filter-condition table:field-number="0" table:value="Heizung" table:operator="="/>
              <table:filter-condition table:field-number="0" table:value="Zahnpflege Utensilien" table:operator="="/>
              <table:filter-condition table:field-number="0" table:value="Dusche" table:operator="="/>
              <table:filter-condition table:field-number="0" table:value="Waschbecken" table:operator="="/>
              <table:filter-condition table:field-number="0" table:value="Zahnbürste" table:operator="="/>
              <table:filter-condition table:field-number="0" table:value="Badschrank" table:operator="="/>
              <table:filter-condition table:field-number="0" table:value="Spiegel" table:operator="="/>
              <table:filter-condition table:field-number="0" table:value="Seife" table:operator="="/>
              <table:filter-condition table:field-number="0" table:value="Dusche" table:operator="="/>
              <table:filter-condition table:field-number="0" table:value="Spiegel" table:operator="="/>
              <table:filter-condition table:field-number="0" table:value="Seife" table:operator="="/>
              <table:filter-condition table:field-number="0" table:value="Toilettenbürste" table:operator="="/>
              <table:filter-condition table:field-number="0" table:value="Seife" table:operator="="/>
              <table:filter-condition table:field-number="0" table:value="Handtücher" table:operator="="/>
              <table:filter-condition table:field-number="0" table:value="Kamm" table:operator="="/>
              <table:filter-condition table:field-number="0" table:value="Seife" table:operator="="/>
              <table:filter-condition table:field-number="0" table:value="Zahnpasta" table:operator="="/>
              <table:filter-condition table:field-number="0" table:value="Seife" table:operator="="/>
              <table:filter-condition table:field-number="0" table:value="Zahnbürste" table:operator="="/>
              <table:filter-condition table:field-number="0" table:value="Handtuch" table:operator="="/>
              <table:filter-condition table:field-number="0" table:value="Zahnpasta" table:operator="="/>
              <table:filter-condition table:field-number="0" table:value="Handtuch" table:operator="="/>
              <table:filter-condition table:field-number="0" table:value="Duschvorhang" table:operator="="/>
              <table:filter-condition table:field-number="0" table:value="Badwanne" table:operator="="/>
              <table:filter-condition table:field-number="0" table:value="Toilettenpapier" table:operator="="/>
              <table:filter-condition table:field-number="0" table:value="Fenster" table:operator="="/>
              <table:filter-condition table:field-number="0" table:value="Zahnputzzeug" table:operator="="/>
              <table:filter-condition table:field-number="0" table:value="Föhn" table:operator="="/>
              <table:filter-condition table:field-number="0" table:value="Handtuch" table:operator="="/>
              <table:filter-condition table:field-number="0" table:value="Seife" table:operator="="/>
              <table:filter-condition table:field-number="0" table:value="Badewanne" table:operator="="/>
              <table:filter-condition table:field-number="0" table:value="Spiegel" table:operator="="/>
              <table:filter-condition table:field-number="0" table:value="Handtuch" table:operator="="/>
              <table:filter-condition table:field-number="0" table:value="Shampoo" table:operator="="/>
              <table:filter-condition table:field-number="0" table:value="Badewanne" table:operator="="/>
              <table:filter-condition table:field-number="0" table:value="Fenster" table:operator="="/>
              <table:filter-condition table:field-number="0" table:value="Handtuch" table:operator="="/>
              <table:filter-condition table:field-number="0" table:value="Seife" table:operator="="/>
              <table:filter-condition table:field-number="0" table:value="Shampoo" table:operator="="/>
              <table:filter-condition table:field-number="0" table:value="Seife" table:operator="="/>
              <table:filter-condition table:field-number="0" table:value="Föhn" table:operator="="/>
              <table:filter-condition table:field-number="0" table:value="Creme" table:operator="="/>
              <table:filter-condition table:field-number="0" table:value="Zahnbürste" table:operator="="/>
              <table:filter-condition table:field-number="0" table:value="Duschgel" table:operator="="/>
              <table:filter-condition table:field-number="0" table:value="Duschmittel" table:operator="="/>
              <table:filter-condition table:field-number="0" table:value="Spiegel" table:operator="="/>
              <table:filter-condition table:field-number="0" table:value="Körperlotion" table:operator="="/>
              <table:filter-condition table:field-number="0" table:value="Seife" table:operator="="/>
              <table:filter-condition table:field-number="0" table:value="Toilettenschüssel" table:operator="="/>
              <table:filter-condition table:field-number="0" table:value="Spiegel" table:operator="="/>
              <table:filter-condition table:field-number="0" table:value="Haarshampoo" table:operator="="/>
              <table:filter-condition table:field-number="0" table:value="Dusche" table:operator="="/>
              <table:filter-condition table:field-number="0" table:value="Hygieneartikel" table:operator="="/>
              <table:filter-condition table:field-number="0" table:value="Haarbürste" table:operator="="/>
              <table:filter-condition table:field-number="0" table:value="Heizung" table:operator="="/>
              <table:filter-condition table:field-number="0" table:value="Zahnbürste" table:operator="="/>
              <table:filter-condition table:field-number="0" table:value="Duschgel" table:operator="="/>
              <table:filter-condition table:field-number="0" table:value="Kloburste" table:operator="="/>
              <table:filter-condition table:field-number="0" table:value="Ablage" table:operator="="/>
              <table:filter-condition table:field-number="0" table:value="Zahnseide" table:operator="="/>
              <table:filter-condition table:field-number="0" table:value="Toilettenpapier" table:operator="="/>
              <table:filter-condition table:field-number="0" table:value="Türe" table:operator="="/>
              <table:filter-condition table:field-number="0" table:value="Zahnbürste" table:operator="="/>
              <table:filter-condition table:field-number="0" table:value="Zahnbürste" table:operator="="/>
              <table:filter-condition table:field-number="0" table:value="Duschgel" table:operator="="/>
              <table:filter-condition table:field-number="0" table:value="Zahnpaste" table:operator="="/>
              <table:filter-condition table:field-number="0" table:value="Zahnbürste" table:operator="="/>
              <table:filter-condition table:field-number="0" table:value="Handtuch" table:operator="="/>
              <table:filter-condition table:field-number="0" table:value="Seife" table:operator="="/>
              <table:filter-condition table:field-number="0" table:value="Handtuch" table:operator="="/>
              <table:filter-condition table:field-number="0" table:value="Toilettenpapier" table:operator="="/>
              <table:filter-condition table:field-number="0" table:value="Seife" table:operator="="/>
              <table:filter-condition table:field-number="0" table:value="Spiegel" table:operator="="/>
              <table:filter-condition table:field-number="0" table:value="Rasierapparat" table:operator="="/>
              <table:filter-condition table:field-number="0" table:value="Schrank" table:operator="="/>
              <table:filter-condition table:field-number="0" table:value="Zahnbürste" table:operator="="/>
              <table:filter-condition table:field-number="0" table:value="Bürste" table:operator="="/>
              <table:filter-condition table:field-number="0" table:value="Badewanne" table:operator="="/>
              <table:filter-condition table:field-number="0" table:value="Handtücher" table:operator="="/>
              <table:filter-condition table:field-number="0" table:value="Spiegel" table:operator="="/>
              <table:filter-condition table:field-number="0" table:value="Spiegel" table:operator="="/>
              <table:filter-condition table:field-number="0" table:value="Zahncreme" table:operator="="/>
              <table:filter-condition table:field-number="0" table:value="Deo" table:operator="="/>
              <table:filter-condition table:field-number="0" table:value="Wage" table:operator="="/>
              <table:filter-condition table:field-number="0" table:value="Zahnbürste" table:operator="="/>
              <table:filter-condition table:field-number="0" table:value="Handtücher" table:operator="="/>
              <table:filter-condition table:field-number="0" table:value="Klobürste" table:operator="="/>
              <table:filter-condition table:field-number="0" table:value="Seife" table:operator="="/>
              <table:filter-condition table:field-number="0" table:value="Rasierer" table:operator="="/>
              <table:filter-condition table:field-number="0" table:value="Deo" table:operator="="/>
              <table:filter-condition table:field-number="0" table:value="Rasierer" table:operator="="/>
              <table:filter-condition table:field-number="0" table:value="Zahnbürste" table:operator="="/>
              <table:filter-condition table:field-number="0" table:value="Zahnpasta" table:operator="="/>
              <table:filter-condition table:field-number="0" table:value="Klobürste" table:operator="="/>
              <table:filter-condition table:field-number="0" table:value="Duschgel" table:operator="="/>
              <table:filter-condition table:field-number="0" table:value="Fliesen" table:operator="="/>
              <table:filter-condition table:field-number="0" table:value="Handtuch" table:operator="="/>
              <table:filter-condition table:field-number="0" table:value="Badewanne" table:operator="="/>
              <table:filter-condition table:field-number="0" table:value="Waschlappen" table:operator="="/>
              <table:filter-condition table:field-number="0" table:value="xxx" table:operator="="/>
              <table:filter-condition table:field-number="0" table:value="Fussmatte" table:operator="="/>
              <table:filter-condition table:field-number="0" table:value="Zahnpasta" table:operator="="/>
              <table:filter-condition table:field-number="0" table:value="Zahncreme" table:operator="="/>
              <table:filter-condition table:field-number="0" table:value="Lampe" table:operator="="/>
              <table:filter-condition table:field-number="0" table:value="Duschgel" table:operator="="/>
              <table:filter-condition table:field-number="0" table:value="Wäschekorb" table:operator="="/>
              <table:filter-condition table:field-number="0" table:value="Klopapierhalterung" table:operator="="/>
              <table:filter-condition table:field-number="0" table:value="Duschzeug" table:operator="="/>
              <table:filter-condition table:field-number="0" table:value="Waschlappen" table:operator="="/>
              <table:filter-condition table:field-number="0" table:value="Mülleimer" table:operator="="/>
              <table:filter-condition table:field-number="0" table:value="Seife" table:operator="="/>
              <table:filter-condition table:field-number="0" table:value="Spiegel" table:operator="="/>
              <table:filter-condition table:field-number="0" table:value="Waschmaschine" table:operator="="/>
              <table:filter-condition table:field-number="0" table:value="Hocker/ stuhl" table:operator="="/>
              <table:filter-condition table:field-number="0" table:value="Haargel" table:operator="="/>
              <table:filter-condition table:field-number="0" table:value="Mülleimer" table:operator="="/>
              <table:filter-condition table:field-number="0" table:value="Fön" table:operator="="/>
              <table:filter-condition table:field-number="0" table:value="Bürste" table:operator="="/>
              <table:filter-condition table:field-number="0" table:value="Becher" table:operator="="/>
              <table:filter-condition table:field-number="0" table:value="Teppich" table:operator="="/>
              <table:filter-condition table:field-number="0" table:value="Handtücher" table:operator="="/>
              <table:filter-condition table:field-number="0" table:value="Heizung" table:operator="="/>
              <table:filter-condition table:field-number="0" table:value="Föhn" table:operator="="/>
              <table:filter-condition table:field-number="0" table:value="Zahnseide" table:operator="="/>
              <table:filter-condition table:field-number="0" table:value="Wasserglas" table:operator="="/>
              <table:filter-condition table:field-number="0" table:value="xxx" table:operator="="/>
              <table:filter-condition table:field-number="0" table:value="Regal" table:operator="="/>
              <table:filter-condition table:field-number="0" table:value="Fön" table:operator="="/>
              <table:filter-condition table:field-number="0" table:value="Medikamente" table:operator="="/>
              <table:filter-condition table:field-number="0" table:value="Mülleimer" table:operator="="/>
              <table:filter-condition table:field-number="0" table:value="Toilettenpapier" table:operator="="/>
              <table:filter-condition table:field-number="0" table:value="Waschmaschine" table:operator="="/>
              <table:filter-condition table:field-number="0" table:value="Handtuchhalterung" table:operator="="/>
              <table:filter-condition table:field-number="0" table:value="Badschrank" table:operator="="/>
              <table:filter-condition table:field-number="0" table:value="Creme" table:operator="="/>
              <table:filter-condition table:field-number="0" table:value="Radio" table:operator="="/>
              <table:filter-condition table:field-number="0" table:value="Haarbürste" table:operator="="/>
              <table:filter-condition table:field-number="0" table:value="Bimsstein" table:operator="="/>
              <table:filter-condition table:field-number="0" table:value="Mülleimer" table:operator="="/>
              <table:filter-condition table:field-number="0" table:value="Zahnbürste" table:operator="="/>
              <table:filter-condition table:field-number="0" table:value="Bart Balm" table:operator="="/>
              <table:filter-condition table:field-number="0" table:value="Waage" table:operator="="/>
              <table:filter-condition table:field-number="0" table:value="Wattestäbchen" table:operator="="/>
              <table:filter-condition table:field-number="0" table:value="Fußmatte" table:operator="="/>
              <table:filter-condition table:field-number="0" table:value="Pinzette" table:operator="="/>
              <table:filter-condition table:field-number="0" table:value="Radio" table:operator="="/>
              <table:filter-condition table:field-number="0" table:value="Kosmetik" table:operator="="/>
              <table:filter-condition table:field-number="0" table:value="Schrank" table:operator="="/>
              <table:filter-condition table:field-number="0" table:value="Lampe" table:operator="="/>
              <table:filter-condition table:field-number="0" table:value="Ohrenstäbchen" table:operator="="/>
              <table:filter-condition table:field-number="0" table:value="Rasierer" table:operator="="/>
              <table:filter-condition table:field-number="0" table:value="xxx" table:operator="="/>
            </table:filter-or>
          </table:filter>
        </table:database-range>
        <table:database-range table:name="__Anonymous_Sheet_DB__2" table:target-range-address="Sheet3.A1:Sheet3.A85" table:display-filter-buttons="true"/>
        <table:database-range table:name="__Anonymous_Sheet_DB__3" table:target-range-address="Sheet4.A2:Sheet4.B85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Sheet6.G2:Sheet6.H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0T16:08:38.755121756</meta:creation-date>
    <dc:date>2019-09-10T23:45:32.527033505</dc:date>
    <meta:editing-duration>PT5H5M50S</meta:editing-duration>
    <meta:editing-cycles>5</meta:editing-cycles>
    <meta:generator>LibreOffice/6.0.7.3$Linux_X86_64 LibreOffice_project/00m0$Build-3</meta:generator>
    <meta:document-statistic meta:table-count="6" meta:cell-count="1390" meta:object-count="0"/>
  </office:meta>
</office:document-meta>
</file>